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UTF8_2.test_utf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UTF8_2.decodeHex( char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UTF8_2.test_utf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UTF8_2.test_utf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TF8_2.toDigit( char ch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UTF8_2.test_utf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